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style:min-row-height="0.607cm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1" style:family="table-row">
      <style:table-row-properties style:min-row-height="0.607cm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officeooo:rsid="002cd225" officeooo:paragraph-rsid="002cd225"/>
    </style:style>
    <style:style style:name="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paragraph-rsid="000a4b03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>
          <style:tab-stop style:position="6.419cm"/>
        </style:tab-stops>
      </style:paragraph-properties>
      <style:text-properties fo:font-size="8pt" style:text-underline-style="solid" style:text-underline-width="auto" style:text-underline-color="font-color" officeooo:rsid="002208f2" officeooo:paragraph-rsid="002208f2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d9139"/>
    </style:style>
    <style:style style:name="P9" style:family="paragraph" style:parent-style-name="Standard">
      <style:text-properties officeooo:rsid="0036d18b" officeooo:paragraph-rsid="0036d18b"/>
    </style:style>
    <style:style style:name="P10" style:family="paragraph" style:parent-style-name="Standard">
      <style:text-properties officeooo:rsid="0036d18b" officeooo:paragraph-rsid="00561260"/>
    </style:style>
    <style:style style:name="P11" style:family="paragraph" style:parent-style-name="Standard">
      <style:text-properties officeooo:rsid="00389a10" officeooo:paragraph-rsid="00389a10"/>
    </style:style>
    <style:style style:name="P12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rsid="00394548" officeooo:paragraph-rsid="003dcb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69eca" style:font-name-asian="Wingdings" style:font-weight-asian="normal" style:font-name-complex="Wingdings" style:font-weight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0cca81" officeooo:paragraph-rsid="00369eca" style:font-name-asian="Wingdings" style:font-weight-asian="normal" style:font-name-complex="Wingdings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Liberation Serif" officeooo:rsid="000aeddf" officeooo:paragraph-rsid="001d9139" style:font-name-asian="Wingdings" style:font-name-complex="Wingdings"/>
    </style:style>
    <style:style style:name="P17" style:family="paragraph" style:parent-style-name="Text_20_body">
      <style:paragraph-properties fo:text-align="end" style:justify-single-word="false">
        <style:tab-stops>
          <style:tab-stop style:position="8.936cm"/>
        </style:tab-stops>
      </style:paragraph-properties>
      <style:text-properties style:font-name="Liberation Serif" officeooo:rsid="000aeddf" officeooo:paragraph-rsid="00540a06" style:font-name-asian="Wingdings" style:font-name-complex="Wingdings"/>
    </style:style>
    <style:style style:name="P18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officeooo:rsid="00394548" officeooo:paragraph-rsid="003fa4af" style:font-name-asian="Wingdings" style:font-name-complex="Wingdings"/>
    </style:style>
    <style:style style:name="P19" style:family="paragraph" style:parent-style-name="Standard">
      <style:text-properties style:font-name="Liberation Serif" officeooo:rsid="00389a10" officeooo:paragraph-rsid="00389a10" style:font-name-asian="Wingdings" style:font-name-complex="Wingding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bold" officeooo:rsid="000aeddf" officeooo:paragraph-rsid="000aeddf" style:font-name-asian="Wingdings" style:font-weight-asian="bold" style:font-name-complex="Wingdings" style:font-weight-complex="bold"/>
    </style:style>
    <style:style style:name="P21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fa4af" style:font-name-asian="Wingdings" style:font-weight-asian="bold" style:font-name-complex="Wingdings" style:font-weight-complex="bold"/>
    </style:style>
    <style:style style:name="P22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dcb70" style:font-name-asian="Wingdings" style:font-weight-asian="bold" style:font-name-complex="Wingdings" style:font-weight-complex="bold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T1" style:family="text">
      <style:text-properties officeooo:rsid="000cca81"/>
    </style:style>
    <style:style style:name="T2" style:family="text">
      <style:text-properties style:font-name="Liberation Serif" style:font-name-asian="Wingdings" style:font-name-complex="Wingdings"/>
    </style:style>
    <style:style style:name="T3" style:family="text">
      <style:text-properties style:font-name="Liberation Serif" officeooo:rsid="000a4a2a" style:font-name-asian="Wingdings" style:font-name-complex="Wingdings"/>
    </style:style>
    <style:style style:name="T4" style:family="text">
      <style:text-properties style:font-name="Liberation Serif" officeooo:rsid="000a4b03" style:font-name-asian="Wingdings" style:font-name-complex="Wingdings"/>
    </style:style>
    <style:style style:name="T5" style:family="text">
      <style:text-properties style:font-name="Liberation Serif" officeooo:rsid="000cca81" style:font-name-asian="Wingdings" style:font-name-complex="Wingdings"/>
    </style:style>
    <style:style style:name="T6" style:family="text">
      <style:text-properties style:font-name="Liberation Serif" officeooo:rsid="003c4e4d" style:font-name-asian="Wingdings" style:font-name-complex="Wingdings"/>
    </style:style>
    <style:style style:name="T7" style:family="text">
      <style:text-properties style:font-name="Liberation Serif" officeooo:rsid="003ded69" style:font-name-asian="Wingdings" style:font-name-complex="Wingdings"/>
    </style:style>
    <style:style style:name="T8" style:family="text">
      <style:text-properties style:font-name="Liberation Serif" officeooo:rsid="000aeddf" style:font-name-asian="Wingdings" style:font-name-complex="Wingdings"/>
    </style:style>
    <style:style style:name="T9" style:family="text">
      <style:text-properties style:font-name="Liberation Serif" officeooo:rsid="004c9c1e" style:font-name-asian="Wingdings" style:font-name-complex="Wingdings"/>
    </style:style>
    <style:style style:name="T10" style:family="text">
      <style:text-properties style:font-name="Liberation Serif" officeooo:rsid="004d2547" style:font-name-asian="Wingdings" style:font-name-complex="Wingdings"/>
    </style:style>
    <style:style style:name="T11" style:family="text">
      <style:text-properties style:font-name="Liberation Serif" officeooo:rsid="00561260" style:font-name-asian="Wingdings" style:font-name-complex="Wingdings"/>
    </style:style>
    <style:style style:name="T12" style:family="text">
      <style:text-properties style:font-name="Liberation Serif" officeooo:rsid="0057ca85" style:font-name-asian="Wingdings" style:font-name-complex="Wingdings"/>
    </style:style>
    <style:style style:name="T13" style:family="text">
      <style:text-properties officeooo:rsid="00343941"/>
    </style:style>
    <style:style style:name="T14" style:family="text">
      <style:text-properties officeooo:rsid="00540a06"/>
    </style:style>
    <style:style style:name="T15" style:family="text">
      <style:text-properties officeooo:rsid="005e0626"/>
    </style:style>
    <style:style style:name="T16" style:family="text">
      <style:text-properties officeooo:rsid="005f3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John Doe Maple Street 123 - D12345 Mapletown</text:p>
      <text:p text:style-name="P7"><text:span text:style-name="T2"/></text:p>
      <text:p text:style-name="P13">Mrs. Jane Doerson,</text:p>
      <text:p text:style-name="P8">Maple Leaf 456</text:p>
      <text:p text:style-name="P16">12345 Berlin</text:p>
      <text:p text:style-name="P8"><text:span text:style-name="T8"/></text:p>
      <text:p text:style-name="P17">Mapletown, 26.04.2025</text:p>
      <text:p text:style-name="P20">How to use control structures to manipulate advanced documents</text:p>
      <text:p text:style-name="P14">Dear Mrs Doerson,</text:p>
      <text:p text:style-name="Standard">Thank you for choosing us! We are delighted to have you as part of our community.</text:p>
      <text:p text:style-name="Standard"/>
      <text:p text:style-name="Standard"><text:span text:style-name="auto_f4440c60">🔎 Best Practices for Template Design:</text:span></text:p>
      <text:p text:style-name="Standard"/>
      <text:list text:style-name="Bullet_20_Symbol">
        <text:list-item>
          <text:p text:style-name="Bullet_20_Symbol"><text:span text:style-name="auto_0d33967e">Use tables for precise layout (e.g., for tabular data or multiple columns.)</text:span></text:p>
        </text:list-item>
      </text:list>
      <text:list text:style-name="Bullet_20_Symbol">
        <text:list-item>
          <text:p text:style-name="Bullet_20_Symbol"><text:span text:style-name="auto_0d33967e">Avoid placing variables across multiple tags (e.g., Doe inside a &lt;text:span&gt;).</text:span></text:p>
        </text:list-item>
      </text:list>
      <text:list text:style-name="Bullet_20_Symbol">
        <text:list-item>
          <text:p text:style-name="Bullet_20_Symbol"><text:span text:style-name="auto_0d33967e">Prefer structured control blocks like {{#foreach}} or {{#if}} for clarity.</text:span></text:p>
        </text:list-item>
      </text:list>
      <text:list text:style-name="Bullet_20_Symbol">
        <text:list-item>
          <text:p text:style-name="Bullet_20_Symbol"><text:span text:style-name="auto_0d33967e">Keep logical conditions simple and readable.</text:span></text:p>
        </text:list-item>
      </text:list>
      <text:list text:style-name="Bullet_20_Symbol">
        <text:list-item>
          <text:p text:style-name="Bullet_20_Symbol"><text:span text:style-name="auto_0d33967e">Insert tabulators only inside clean table cells for best results.</text:span></text:p>
        </text:list-item>
      </text:list>
      <text:p text:style-name="Standard"/>
      <text:p text:style-name="Standard"/>
      <text:p text:style-name="auto_243d6262"><text:tab/><text:span text:style-name="auto_c2081ce0">Product</text:span><text:tab/><text:span text:style-name="auto_c2081ce0">Price</text:span><text:line-break/><text:tab/>Strawberries<text:tab/>3.99 €<text:line-break/><text:tab/>Blueberries<text:tab/>5.49 €<text:line-break/><text:tab/>Cherries<text:tab/>6.29 €<text:line-break/><text:tab/>Watermelon<text:tab/>4.99 €</text:p>
      <text:p text:style-name="auto_03a9f2b3"><text:span text:style-name="auto_d04435cb">Subtotal</text:span><text:tab/><text:span text:style-name="auto_d04435cb">€20.76</text:span></text:p>
      <text:p text:style-name="P9"><text:span text:style-name="T2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Product:</text:p>
          </table:table-cell>
          <table:table-cell table:style-name="Tabelle3.A1" office:value-type="string">
            <text:p text:style-name="P21">Price: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Laptop</text:p>
          </table:table-cell>
          <table:table-cell table:style-name="Tabelle2.A1" value-type="string">
            <text:p xmlns:text="urn:oasis:names:tc:opendocument:xmlns:text:1.0" text:style-name="P22">89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Smartphone</text:p>
          </table:table-cell>
          <table:table-cell table:style-name="Tabelle2.A1" value-type="string">
            <text:p xmlns:text="urn:oasis:names:tc:opendocument:xmlns:text:1.0" text:style-name="P22">49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Wireless Earbuds</text:p>
          </table:table-cell>
          <table:table-cell table:style-name="Tabelle2.A1" value-type="string">
            <text:p xmlns:text="urn:oasis:names:tc:opendocument:xmlns:text:1.0" text:style-name="P22">14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Smartwatch</text:p>
          </table:table-cell>
          <table:table-cell table:style-name="Tabelle2.A1" value-type="string">
            <text:p xmlns:text="urn:oasis:names:tc:opendocument:xmlns:text:1.0" text:style-name="P22">199.00</text:p>
          </table:table-cell>
        </table:table-row>
      </table:table>
      <text:p text:style-name="Standard"/>
      <text:p text:style-name="Standard"/>
      <text:p text:style-name="Standard">If you have any questions, feel free to contact us at ✉️ John@doe.com or call us at 📞 01234 5678910.<text:span text:style-name="auto_0d33967e">We are always happy to assist you!</text:span></text:p>
      <text:p text:style-name="Standard"/>
      <text:p text:style-name="Standard"/>
      <text:p text:style-name="Standard">Best regards,<text:line-break/>The Team from Mapletown <text:line-break/>Date: 2025-04-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c2081ce0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  <style:style style:name="auto_0d33967e" style:family="text" style:parent-style-name="Standard">
      <style:text-properties fo:font-style="italic"/>
    </style:style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05cm" style:rel-column-width="10811*"/>
    </style:style>
    <style:style style:name="Tabelle1.B" style:family="table-column">
      <style:table-column-properties style:column-width="14.196cm" style:rel-column-width="54724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B1" style:family="table-cell">
      <style:table-cell-properties fo:padding="0.097cm" fo:border="none"/>
    </style:style>
    <style:style style:name="MP1" style:family="paragraph" style:parent-style-name="Table_20_Contents">
      <style:text-properties officeooo:rsid="002cd225" officeooo:paragraph-rsid="002cd225"/>
    </style:style>
    <style:style style:name="M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M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M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MT1" style:family="text">
      <style:text-properties officeooo:rsid="000cca81"/>
    </style:style>
    <style:style style:name="MT2" style:family="text">
      <style:text-properties style:font-name="Liberation Serif" officeooo:rsid="000a4a2a" style:font-name-asian="Wingdings" style:font-name-complex="Wingdings"/>
    </style:style>
    <style:style style:name="MT3" style:family="text">
      <style:text-properties style:font-name="Liberation Serif" officeooo:rsid="000a4b03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><draw:frame draw:name="image" text:anchor-type="paragraph" svg:width="2cm" svg:height="2cm" draw:z-index="0"><style:wrap style:wrap="left"/><draw:image xlink:href="Pictures/WaltDietzney.png" xlink:type="simple" xlink:show="embed" xlink:actuate="onLoad"/></draw:frame></text:p>
            </table:table-cell>
            <table:table-cell table:style-name="Tabelle1.B1" office:value-type="string">
              <text:p text:style-name="MP2">JOHN DOE</text:p>
              <text:p text:style-name="MP3">📌 Maple Street 123 - D12345 Mapletown</text:p>
              <text:p text:style-name="MP4">✉️ john@doe.com</text:p>
              <text:p text:style-name="MP4">📞 01234 5678910</text:p>
            </table:table-cell>
          </table:table-row>
        </table:table>
        <text:p text:style-name="MP5"/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04:32:10+00:00</meta:creation-date>
    <dc:date>2025-05-05T04:32:10+00:00</dc:date>
    <meta:editing-duration>PT5M</meta:editing-duration>
    <meta:editing-cycles>1</meta:editing-cycles>
    <meta:generator>ODT Template Engine (PHP) - v1.0</meta:generator>
    <meta:keyword>ODT, template, filter, template foreach, template if, document automation</meta:keyword>
    <dc:coverage>This document was auto-generated using the WaltDietzney ODT Template Engine for PHP.</dc:coverage>
    <dc:publisher>Walter Dietz</dc:publisher>
    <dc:source>https://github.com/WaltDietzney/odt-template-engine</dc:source>
    <dc:subject>Demonstration of control structures, filters and foreach elements</dc:subject>
    <dc:title>ODT Template Engine Demo Document</dc:title>
    <meta:document-statistic meta:table-count="3" meta:image-count="0" meta:object-count="0" meta:page-count="1" meta:paragraph-count="32" meta:word-count="45" meta:character-count="517" meta:non-whitespace-character-count="504"/>
    <dc:description>This document was auto-generated using the WaltDietzney ODT Template Engine for PHP.</dc:description>
    <meta:initial-creator>Template Engine Example Script</meta:initial-creator>
    <dc:creator>WaltDietzney</dc:creator>
    <dc:language>en-US</dc:language>
  </office:meta>
</office:document-meta>
</file>